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ndard_Map" table:style-name="ta1">
        <table:shapes>
          <draw:frame draw:z-index="0" draw:style-name="gr1" draw:text-style-name="P1" svg:width="238.58mm" svg:height="132.01mm" svg:x="65.15mm" svg:y="13.29mm">
            <draw:object draw:notify-on-update-of-ranges="standard_Map.A2:standard_Map.A101 standard_Map.H2:standard_Map.H101 standard_Map.A2:standard_Map.A101 standard_Map.O2:standard_Map.O101 standard_Map.A2:standard_Map.A101 standard_Map.V2:standard_Map.V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/>
          <table:table-cell office:value-type="string" calcext:value-type="string">
            <text:p>list_head 1</text:p>
          </table:table-cell>
          <table:table-cell office:value-type="string" calcext:value-type="string">
            <text:p>list_head 2</text:p>
          </table:table-cell>
          <table:table-cell office:value-type="string" calcext:value-type="string">
            <text:p>list_head 3</text:p>
          </table:table-cell>
          <table:table-cell office:value-type="string" calcext:value-type="string">
            <text:p>list_head 4</text:p>
          </table:table-cell>
          <table:table-cell office:value-type="string" calcext:value-type="string">
            <text:p>list_head 5</text:p>
          </table:table-cell>
          <table:table-cell office:value-type="string" calcext:value-type="string">
            <text:p>list_head avg</text:p>
          </table:table-cell>
          <table:table-cell/>
          <table:table-cell office:value-type="string" calcext:value-type="string">
            <text:p>std::map 1</text:p>
          </table:table-cell>
          <table:table-cell office:value-type="string" calcext:value-type="string">
            <text:p>std::map 2</text:p>
          </table:table-cell>
          <table:table-cell office:value-type="string" calcext:value-type="string">
            <text:p>std::map 3</text:p>
          </table:table-cell>
          <table:table-cell office:value-type="string" calcext:value-type="string">
            <text:p>std::map 4</text:p>
          </table:table-cell>
          <table:table-cell office:value-type="string" calcext:value-type="string">
            <text:p>std::map 5</text:p>
          </table:table-cell>
          <table:table-cell office:value-type="string" calcext:value-type="string">
            <text:p>std::map avg</text:p>
          </table:table-cell>
          <table:table-cell/>
          <table:table-cell office:value-type="string" calcext:value-type="string">
            <text:p>std::unordered_map 1</text:p>
          </table:table-cell>
          <table:table-cell office:value-type="string" calcext:value-type="string">
            <text:p>std::unordered_map 2</text:p>
          </table:table-cell>
          <table:table-cell office:value-type="string" calcext:value-type="string">
            <text:p>std::unordered_map 3</text:p>
          </table:table-cell>
          <table:table-cell office:value-type="string" calcext:value-type="string">
            <text:p>std::unordered_map 4</text:p>
          </table:table-cell>
          <table:table-cell office:value-type="string" calcext:value-type="string">
            <text:p>std::unordered_map 5</text:p>
          </table:table-cell>
          <table:table-cell office:value-type="string" calcext:value-type="string">
            <text:p>std::unordered_map av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2:.G2])" office:value-type="float" office:value="0.2" calcext:value-type="float">
            <text:p>0.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J2:.N2])" office:value-type="float" office:value="1.6" calcext:value-type="float">
            <text:p>1.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Q2:.U2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C3:.G3])" office:value-type="float" office:value="2.4" calcext:value-type="float">
            <text:p>2.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J3:.N3])" office:value-type="float" office:value="5.2" calcext:value-type="float">
            <text:p>5.2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Q3:.U3]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C4:.G4]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J4:.N4])" office:value-type="float" office:value="7.2" calcext:value-type="float">
            <text:p>7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Q4:.U4]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VERAGE([.C5:.G5])" office:value-type="float" office:value="8.4" calcext:value-type="float">
            <text:p>8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.J5:.N5])" office:value-type="float" office:value="11.8" calcext:value-type="float">
            <text:p>11.8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Q5:.U5]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C6:.G6])" office:value-type="float" office:value="11.8" calcext:value-type="float">
            <text:p>11.8</text:p>
          </table:table-cell>
          <table:table-cell/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J6:.N6])" office:value-type="float" office:value="11.8" calcext:value-type="float">
            <text:p>11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Q6:.U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C7:.G7])" office:value-type="float" office:value="17.6" calcext:value-type="float">
            <text:p>17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J7:.N7])" office:value-type="float" office:value="14.8" calcext:value-type="float">
            <text:p>14.8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Q7:.U7])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AVERAGE([.C8:.G8])" office:value-type="float" office:value="23.2" calcext:value-type="float">
            <text:p>23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J8:.N8])" office:value-type="float" office:value="18.8" calcext:value-type="float">
            <text:p>18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Q8:.U8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AVERAGE([.C9:.G9]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J9:.N9])"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VERAGE([.Q9:.U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AVERAGE([.C10:.G10])" office:value-type="float" office:value="37.6" calcext:value-type="float">
            <text:p>37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J10:.N10])" office:value-type="float" office:value="26.4" calcext:value-type="float">
            <text:p>26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AVERAGE([.Q10:.U10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AVERAGE([.C11:.G11])" office:value-type="float" office:value="46.2" calcext:value-type="float">
            <text:p>46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J11:.N11])" office:value-type="float" office:value="27.2" calcext:value-type="float">
            <text:p>27.2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Q11:.U11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AVERAGE([.C12:.G12])" office:value-type="float" office:value="55.2" calcext:value-type="float">
            <text:p>55.2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J12:.N12])"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Q12:.U12]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AVERAGE([.C13:.G13])" office:value-type="float" office:value="67.6" calcext:value-type="float">
            <text:p>67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AVERAGE([.J13:.N13])" office:value-type="float" office:value="34.2" calcext:value-type="float">
            <text:p>34.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AVERAGE([.Q13:.U13]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AVERAGE([.C14:.G14])" office:value-type="float" office:value="75.4" calcext:value-type="float">
            <text:p>75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AVERAGE([.J14:.N14])" office:value-type="float" office:value="34.8" calcext:value-type="float">
            <text:p>34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VERAGE([.Q14:.U14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AVERAGE([.C15:.G15])" office:value-type="float" office:value="88.4" calcext:value-type="float">
            <text:p>88.4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J15:.N15])" office:value-type="float" office:value="37.8" calcext:value-type="float">
            <text:p>37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AVERAGE([.Q15:.U15]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table:formula="of:=AVERAGE([.C16:.G16])" office:value-type="float" office:value="107.6" calcext:value-type="float">
            <text:p>107.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AVERAGE([.J16:.N16])" office:value-type="float" office:value="40.8" calcext:value-type="float">
            <text:p>40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Q16:.U16])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AVERAGE([.C17:.G17])" office:value-type="float" office:value="122.4" calcext:value-type="float">
            <text:p>122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AVERAGE([.J17:.N17])" office:value-type="float" office:value="44.2" calcext:value-type="float">
            <text:p>44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Q17:.U17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formula="of:=AVERAGE([.C18:.G18])" office:value-type="float" office:value="133.4" calcext:value-type="float">
            <text:p>133.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AVERAGE([.J18:.N18])" office:value-type="float" office:value="53.4" calcext:value-type="float">
            <text:p>53.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Q18:.U18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formula="of:=AVERAGE([.C19:.G19])" office:value-type="float" office:value="145.6" calcext:value-type="float">
            <text:p>145.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AVERAGE([.J19:.N19])" office:value-type="float" office:value="51.6" calcext:value-type="float">
            <text:p>51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AVERAGE([.Q19:.U19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table:formula="of:=AVERAGE([.C20:.G20])" office:value-type="float" office:value="162.4" calcext:value-type="float">
            <text:p>162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AVERAGE([.J20:.N20])" office:value-type="float" office:value="54" calcext:value-type="float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([.Q20:.U2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table:formula="of:=AVERAGE([.C21:.G21])" office:value-type="float" office:value="182.6" calcext:value-type="float">
            <text:p>182.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AVERAGE([.J21:.N21])" office:value-type="float" office:value="57.8" calcext:value-type="float">
            <text:p>57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Q21:.U21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table:formula="of:=AVERAGE([.C22:.G22])" office:value-type="float" office:value="201.4" calcext:value-type="float">
            <text:p>201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formula="of:=AVERAGE([.J22:.N22])" office:value-type="float" office:value="63.2" calcext:value-type="float">
            <text:p>63.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Q22:.U22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table:formula="of:=AVERAGE([.C23:.G23])" office:value-type="float" office:value="219" calcext:value-type="float">
            <text:p>2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AVERAGE([.J23:.N23])" office:value-type="float" office:value="66.4" calcext:value-type="float">
            <text:p>66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AVERAGE([.Q23:.U23])"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table:formula="of:=AVERAGE([.C24:.G24])" office:value-type="float" office:value="246.4" calcext:value-type="float">
            <text:p>246.4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formula="of:=AVERAGE([.J24:.N24])" office:value-type="float" office:value="67.4" calcext:value-type="float">
            <text:p>67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AVERAGE([.Q24:.U2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table:formula="of:=AVERAGE([.C25:.G25])" office:value-type="float" office:value="262" calcext:value-type="float">
            <text:p>262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J25:.N25])" office:value-type="float" office:value="68.4" calcext:value-type="float">
            <text:p>68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Q25:.U25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table:formula="of:=AVERAGE([.C26:.G26])" office:value-type="float" office:value="277.2" calcext:value-type="float">
            <text:p>277.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J26:.N26])" office:value-type="float" office:value="72.6" calcext:value-type="float">
            <text:p>72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AVERAGE([.Q26:.U26])"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table:formula="of:=AVERAGE([.C27:.G27])"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AVERAGE([.J27:.N27])" office:value-type="float" office:value="79.4" calcext:value-type="float">
            <text:p>79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AVERAGE([.Q27:.U27])"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60" calcext:value-type="float">
            <text:p>360</text:p>
          </table:table-cell>
          <table:table-cell office:value-type="float" office:value="317" calcext:value-type="float">
            <text:p>31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formula="of:=AVERAGE([.C28:.G28])" office:value-type="float" office:value="333.2" calcext:value-type="float">
            <text:p>333.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AVERAGE([.J28:.N28])" office:value-type="float" office:value="81" calcext:value-type="float">
            <text:p>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([.Q28:.U28])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table:formula="of:=AVERAGE([.C29:.G29])" office:value-type="float" office:value="357.2" calcext:value-type="float">
            <text:p>357.2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AVERAGE([.J29:.N29])" office:value-type="float" office:value="81.8" calcext:value-type="float">
            <text:p>81.8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Q29:.U29])"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table:formula="of:=AVERAGE([.C30:.G30])" office:value-type="float" office:value="381" calcext:value-type="float">
            <text:p>38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J30:.N30])" office:value-type="float" office:value="82.6" calcext:value-type="float">
            <text:p>82.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AVERAGE([.Q30:.U30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table:formula="of:=AVERAGE([.C31:.G31])" office:value-type="float" office:value="404.4" calcext:value-type="float">
            <text:p>404.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AVERAGE([.J31:.N31])" office:value-type="float" office:value="89.4" calcext:value-type="float">
            <text:p>89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AVERAGE([.Q31:.U3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table:formula="of:=AVERAGE([.C32:.G32])" office:value-type="float" office:value="441.4" calcext:value-type="float">
            <text:p>441.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AVERAGE([.J32:.N32])" office:value-type="float" office:value="91.8" calcext:value-type="float">
            <text:p>91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AVERAGE([.Q32:.U3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table:number-columns-repeated="2"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table:formula="of:=AVERAGE([.C33:.G33])" office:value-type="float" office:value="469.6" calcext:value-type="float">
            <text:p>469.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AVERAGE([.J33:.N33])" office:value-type="float" office:value="95.4" calcext:value-type="float">
            <text:p>95.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Q33:.U33])"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96" calcext:value-type="float">
            <text:p>496</text:p>
          </table:table-cell>
          <table:table-cell table:formula="of:=AVERAGE([.C34:.G34])" office:value-type="float" office:value="492.4" calcext:value-type="float">
            <text:p>492.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formula="of:=AVERAGE([.J34:.N34])" office:value-type="float" office:value="98.8" calcext:value-type="float">
            <text:p>98.8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Q34:.U34])"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table:formula="of:=AVERAGE([.C35:.G35])" office:value-type="float" office:value="528" calcext:value-type="float">
            <text:p>52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AVERAGE([.J35:.N35])" office:value-type="float" office:value="99.6" calcext:value-type="float">
            <text:p>99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Q35:.U35])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40" calcext:value-type="float">
            <text:p>540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table:formula="of:=AVERAGE([.C36:.G36])" office:value-type="float" office:value="551.6" calcext:value-type="float">
            <text:p>551.6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formula="of:=AVERAGE([.J36:.N36])" office:value-type="float" office:value="108" calcext:value-type="float">
            <text:p>1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AVERAGE([.Q36:.U36])"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603" calcext:value-type="float">
            <text:p>603</text:p>
          </table:table-cell>
          <table:table-cell office:value-type="float" office:value="585" calcext:value-type="float">
            <text:p>585</text:p>
          </table:table-cell>
          <table:table-cell office:value-type="float" office:value="561" calcext:value-type="float">
            <text:p>561</text:p>
          </table:table-cell>
          <table:table-cell office:value-type="float" office:value="579" calcext:value-type="float">
            <text:p>579</text:p>
          </table:table-cell>
          <table:table-cell table:formula="of:=AVERAGE([.C37:.G37])" office:value-type="float" office:value="582.4" calcext:value-type="float">
            <text:p>582.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AVERAGE([.J37:.N37])" office:value-type="float" office:value="106.2" calcext:value-type="float">
            <text:p>106.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AVERAGE([.Q37:.U37])"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627" calcext:value-type="float">
            <text:p>627</text:p>
          </table:table-cell>
          <table:table-cell office:value-type="float" office:value="589" calcext:value-type="float">
            <text:p>589</text:p>
          </table:table-cell>
          <table:table-cell table:formula="of:=AVERAGE([.C38:.G38])" office:value-type="float" office:value="621.4" calcext:value-type="float">
            <text:p>621.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AVERAGE([.J38:.N38])" office:value-type="float" office:value="113.4" calcext:value-type="float">
            <text:p>113.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AVERAGE([.Q38:.U38])"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664" calcext:value-type="float">
            <text:p>664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office:value-type="float" office:value="641" calcext:value-type="float">
            <text:p>641</text:p>
          </table:table-cell>
          <table:table-cell table:formula="of:=AVERAGE([.C39:.G39])" office:value-type="float" office:value="654.6" calcext:value-type="float">
            <text:p>654.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AVERAGE([.J39:.N39])" office:value-type="float" office:value="123.6" calcext:value-type="float">
            <text:p>123.6</text:p>
          </table:table-cell>
          <table:table-cell/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Q39:.U39])"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677" calcext:value-type="float">
            <text:p>677</text:p>
          </table:table-cell>
          <table:table-cell office:value-type="float" office:value="701" calcext:value-type="float">
            <text:p>701</text:p>
          </table:table-cell>
          <table:table-cell office:value-type="float" office:value="658" calcext:value-type="float">
            <text:p>658</text:p>
          </table:table-cell>
          <table:table-cell office:value-type="float" office:value="704" calcext:value-type="float">
            <text:p>704</text:p>
          </table:table-cell>
          <table:table-cell table:formula="of:=AVERAGE([.C40:.G40])" office:value-type="float" office:value="691" calcext:value-type="float">
            <text:p>69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AVERAGE([.J40:.N40])" office:value-type="float" office:value="119" calcext:value-type="float">
            <text:p>119</text:p>
          </table:table-cell>
          <table:table-cell/>
          <table:table-cell table:number-columns-repeated="5" office:value-type="float" office:value="39" calcext:value-type="float">
            <text:p>39</text:p>
          </table:table-cell>
          <table:table-cell table:formula="of:=AVERAGE([.Q40:.U40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712" calcext:value-type="float">
            <text:p>712</text:p>
          </table:table-cell>
          <table:table-cell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  <table:table-cell table:formula="of:=AVERAGE([.C41:.G41])" office:value-type="float" office:value="720" calcext:value-type="float">
            <text:p>7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AVERAGE([.J41:.N41])" office:value-type="float" office:value="121" calcext:value-type="float">
            <text:p>12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Q41:.U41])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737" calcext:value-type="float">
            <text:p>737</text:p>
          </table:table-cell>
          <table:table-cell office:value-type="float" office:value="771" calcext:value-type="float">
            <text:p>771</text:p>
          </table:table-cell>
          <table:table-cell office:value-type="float" office:value="736" calcext:value-type="float">
            <text:p>736</text:p>
          </table:table-cell>
          <table:table-cell table:formula="of:=AVERAGE([.C42:.G42])" office:value-type="float" office:value="773.6" calcext:value-type="float">
            <text:p>773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formula="of:=AVERAGE([.J42:.N42])" office:value-type="float" office:value="128.6" calcext:value-type="float">
            <text:p>128.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AVERAGE([.Q42:.U42])"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table:formula="of:=AVERAGE([.C43:.G43])" office:value-type="float" office:value="804.8" calcext:value-type="float">
            <text:p>804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formula="of:=AVERAGE([.J43:.N43])" office:value-type="float" office:value="133.2" calcext:value-type="float">
            <text:p>133.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AVERAGE([.Q43:.U43])"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09" calcext:value-type="float">
            <text:p>809</text:p>
          </table:table-cell>
          <table:table-cell office:value-type="float" office:value="850" calcext:value-type="float">
            <text:p>850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table:formula="of:=AVERAGE([.C44:.G44])" office:value-type="float" office:value="835.4" calcext:value-type="float">
            <text:p>835.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formula="of:=AVERAGE([.J44:.N44])" office:value-type="float" office:value="134.8" calcext:value-type="float">
            <text:p>134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AVERAGE([.Q44:.U44])"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97" calcext:value-type="float">
            <text:p>897</text:p>
          </table:table-cell>
          <table:table-cell office:value-type="float" office:value="863" calcext:value-type="float">
            <text:p>863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table:formula="of:=AVERAGE([.C45:.G45])" office:value-type="float" office:value="877.4" calcext:value-type="float">
            <text:p>877.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table:formula="of:=AVERAGE([.J45:.N45])" office:value-type="float" office:value="142.8" calcext:value-type="float">
            <text:p>142.8</text:p>
          </table:table-cell>
          <table:table-cell/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AVERAGE([.Q45:.U45])"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922" calcext:value-type="float">
            <text:p>922</text:p>
          </table:table-cell>
          <table:table-cell office:value-type="float" office:value="952" calcext:value-type="float">
            <text:p>952</text:p>
          </table:table-cell>
          <table:table-cell office:value-type="float" office:value="887" calcext:value-type="float">
            <text:p>887</text:p>
          </table:table-cell>
          <table:table-cell office:value-type="float" office:value="934" calcext:value-type="float">
            <text:p>934</text:p>
          </table:table-cell>
          <table:table-cell table:formula="of:=AVERAGE([.C46:.G46])" office:value-type="float" office:value="932.8" calcext:value-type="float">
            <text:p>932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AVERAGE([.J46:.N46])" office:value-type="float" office:value="141.4" calcext:value-type="float">
            <text:p>141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AVERAGE([.Q46:.U46])"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991" calcext:value-type="float">
            <text:p>991</text:p>
          </table:table-cell>
          <table:table-cell office:value-type="float" office:value="947" calcext:value-type="float">
            <text:p>947</text:p>
          </table:table-cell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table:formula="of:=AVERAGE([.C47:.G47])" office:value-type="float" office:value="966.8" calcext:value-type="float">
            <text:p>966.8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AVERAGE([.J47:.N47])" office:value-type="float" office:value="141.4" calcext:value-type="float">
            <text:p>141.4</text:p>
          </table:table-cell>
          <table:table-cell/>
          <table:table-cell table:number-columns-repeated="3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formula="of:=AVERAGE([.Q47:.U47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996" calcext:value-type="float">
            <text:p>996</text:p>
          </table:table-cell>
          <table:table-cell office:value-type="float" office:value="983" calcext:value-type="float">
            <text:p>983</text:p>
          </table:table-cell>
          <table:table-cell office:value-type="float" office:value="989" calcext:value-type="float">
            <text:p>989</text:p>
          </table:table-cell>
          <table:table-cell office:value-type="float" office:value="986" calcext:value-type="float">
            <text:p>986</text:p>
          </table:table-cell>
          <table:table-cell table:formula="of:=AVERAGE([.C48:.G48])" office:value-type="float" office:value="992.4" calcext:value-type="float">
            <text:p>992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table:formula="of:=AVERAGE([.J48:.N48])" office:value-type="float" office:value="150.2" calcext:value-type="float">
            <text:p>150.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AVERAGE([.Q48:.U48])"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034" calcext:value-type="float">
            <text:p>1034</text:p>
          </table:table-cell>
          <table:table-cell office:value-type="float" office:value="1081" calcext:value-type="float">
            <text:p>1081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formula="of:=AVERAGE([.C49:.G49])" office:value-type="float" office:value="1047.4" calcext:value-type="float">
            <text:p>1047.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table:formula="of:=AVERAGE([.J49:.N49])" office:value-type="float" office:value="153.8" calcext:value-type="float">
            <text:p>153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AVERAGE([.Q49:.U49])"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081" calcext:value-type="float">
            <text:p>1081</text:p>
          </table:table-cell>
          <table:table-cell office:value-type="float" office:value="1085" calcext:value-type="float">
            <text:p>1085</text:p>
          </table:table-cell>
          <table:table-cell office:value-type="float" office:value="1097" calcext:value-type="float">
            <text:p>1097</text:p>
          </table:table-cell>
          <table:table-cell office:value-type="float" office:value="1058" calcext:value-type="float">
            <text:p>1058</text:p>
          </table:table-cell>
          <table:table-cell table:formula="of:=AVERAGE([.C50:.G50])" office:value-type="float" office:value="1097.8" calcext:value-type="float">
            <text:p>1097.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table:formula="of:=AVERAGE([.J50:.N50])" office:value-type="float" office:value="155.6" calcext:value-type="float">
            <text:p>155.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AVERAGE([.Q50:.U50])"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1108" calcext:value-type="float">
            <text:p>1108</text:p>
          </table:table-cell>
          <table:table-cell office:value-type="float" office:value="1189" calcext:value-type="float">
            <text:p>1189</text:p>
          </table:table-cell>
          <table:table-cell office:value-type="float" office:value="1119" calcext:value-type="float">
            <text:p>1119</text:p>
          </table:table-cell>
          <table:table-cell office:value-type="float" office:value="1155" calcext:value-type="float">
            <text:p>1155</text:p>
          </table:table-cell>
          <table:table-cell table:formula="of:=AVERAGE([.C51:.G51])" office:value-type="float" office:value="1137" calcext:value-type="float">
            <text:p>1137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formula="of:=AVERAGE([.J51:.N51])" office:value-type="float" office:value="159.4" calcext:value-type="float">
            <text:p>159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AVERAGE([.Q51:.U51])"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166" calcext:value-type="float">
            <text:p>1166</text:p>
          </table:table-cell>
          <table:table-cell office:value-type="float" office:value="1189" calcext:value-type="float">
            <text:p>1189</text:p>
          </table:table-cell>
          <table:table-cell office:value-type="float" office:value="1175" calcext:value-type="float">
            <text:p>1175</text:p>
          </table:table-cell>
          <table:table-cell office:value-type="float" office:value="1206" calcext:value-type="float">
            <text:p>1206</text:p>
          </table:table-cell>
          <table:table-cell table:formula="of:=AVERAGE([.C52:.G52])" office:value-type="float" office:value="1185.2" calcext:value-type="float">
            <text:p>1185.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formula="of:=AVERAGE([.J52:.N52])" office:value-type="float" office:value="158.8" calcext:value-type="float">
            <text:p>158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formula="of:=AVERAGE([.Q52:.U52])"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11" calcext:value-type="float">
            <text:p>1211</text:p>
          </table:table-cell>
          <table:table-cell office:value-type="float" office:value="1224" calcext:value-type="float">
            <text:p>1224</text:p>
          </table:table-cell>
          <table:table-cell office:value-type="float" office:value="1191" calcext:value-type="float">
            <text:p>1191</text:p>
          </table:table-cell>
          <table:table-cell office:value-type="float" office:value="1224" calcext:value-type="float">
            <text:p>1224</text:p>
          </table:table-cell>
          <table:table-cell table:formula="of:=AVERAGE([.C53:.G53])" office:value-type="float" office:value="1215.4" calcext:value-type="float">
            <text:p>1215.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formula="of:=AVERAGE([.J53:.N53])" office:value-type="float" office:value="161" calcext:value-type="float">
            <text:p>16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AVERAGE([.Q53:.U53])"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1316" calcext:value-type="float">
            <text:p>1316</text:p>
          </table:table-cell>
          <table:table-cell office:value-type="float" office:value="1257" calcext:value-type="float">
            <text:p>1257</text:p>
          </table:table-cell>
          <table:table-cell office:value-type="float" office:value="1263" calcext:value-type="float">
            <text:p>1263</text:p>
          </table:table-cell>
          <table:table-cell office:value-type="float" office:value="1275" calcext:value-type="float">
            <text:p>1275</text:p>
          </table:table-cell>
          <table:table-cell table:formula="of:=AVERAGE([.C54:.G54])" office:value-type="float" office:value="1273.4" calcext:value-type="float">
            <text:p>1273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AVERAGE([.J54:.N54])" office:value-type="float" office:value="169" calcext:value-type="float">
            <text:p>169</text:p>
          </table:table-cell>
          <table:table-cell/>
          <table:table-cell table:number-columns-repeated="4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AVERAGE([.Q54:.U54])"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355" calcext:value-type="float">
            <text:p>1355</text:p>
          </table:table-cell>
          <table:table-cell office:value-type="float" office:value="1333" calcext:value-type="float">
            <text:p>1333</text:p>
          </table:table-cell>
          <table:table-cell office:value-type="float" office:value="1282" calcext:value-type="float">
            <text:p>1282</text:p>
          </table:table-cell>
          <table:table-cell office:value-type="float" office:value="1304" calcext:value-type="float">
            <text:p>1304</text:p>
          </table:table-cell>
          <table:table-cell table:formula="of:=AVERAGE([.C55:.G55])" office:value-type="float" office:value="1317.8" calcext:value-type="float">
            <text:p>1317.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table:formula="of:=AVERAGE([.J55:.N55])" office:value-type="float" office:value="171" calcext:value-type="float">
            <text:p>17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table:formula="of:=AVERAGE([.Q55:.U55])"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397" calcext:value-type="float">
            <text:p>1397</text:p>
          </table:table-cell>
          <table:table-cell office:value-type="float" office:value="1355" calcext:value-type="float">
            <text:p>1355</text:p>
          </table:table-cell>
          <table:table-cell office:value-type="float" office:value="1358" calcext:value-type="float">
            <text:p>1358</text:p>
          </table:table-cell>
          <table:table-cell office:value-type="float" office:value="1342" calcext:value-type="float">
            <text:p>1342</text:p>
          </table:table-cell>
          <table:table-cell table:formula="of:=AVERAGE([.C56:.G56])" office:value-type="float" office:value="1373.6" calcext:value-type="float">
            <text:p>1373.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formula="of:=AVERAGE([.J56:.N56])" office:value-type="float" office:value="179" calcext:value-type="float">
            <text:p>1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AVERAGE([.Q56:.U56])"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/>
          <table:table-cell office:value-type="float" office:value="1397" calcext:value-type="float">
            <text:p>1397</text:p>
          </table:table-cell>
          <table:table-cell office:value-type="float" office:value="1421" calcext:value-type="float">
            <text:p>1421</text:p>
          </table:table-cell>
          <table:table-cell office:value-type="float" office:value="1429" calcext:value-type="float">
            <text:p>1429</text:p>
          </table:table-cell>
          <table:table-cell office:value-type="float" office:value="1424" calcext:value-type="float">
            <text:p>1424</text:p>
          </table:table-cell>
          <table:table-cell office:value-type="float" office:value="1421" calcext:value-type="float">
            <text:p>1421</text:p>
          </table:table-cell>
          <table:table-cell table:formula="of:=AVERAGE([.C57:.G57])" office:value-type="float" office:value="1418.4" calcext:value-type="float">
            <text:p>1418.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table:formula="of:=AVERAGE([.J57:.N57])" office:value-type="float" office:value="178" calcext:value-type="float">
            <text:p>178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AVERAGE([.Q57:.U57])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1440" calcext:value-type="float">
            <text:p>1440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479" calcext:value-type="float">
            <text:p>1479</text:p>
          </table:table-cell>
          <table:table-cell table:formula="of:=AVERAGE([.C58:.G58])" office:value-type="float" office:value="1486.2" calcext:value-type="float">
            <text:p>1486.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table:formula="of:=AVERAGE([.J58:.N58])" office:value-type="float" office:value="177.2" calcext:value-type="float">
            <text:p>177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AVERAGE([.Q58:.U58])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492" calcext:value-type="float">
            <text:p>1492</text:p>
          </table:table-cell>
          <table:table-cell table:formula="of:=AVERAGE([.C59:.G59])" office:value-type="float" office:value="1508.4" calcext:value-type="float">
            <text:p>1508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table:formula="of:=AVERAGE([.J59:.N59])" office:value-type="float" office:value="179.4" calcext:value-type="float">
            <text:p>179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AVERAGE([.Q59:.U59])"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580" calcext:value-type="float">
            <text:p>1580</text:p>
          </table:table-cell>
          <table:table-cell office:value-type="float" office:value="1608" calcext:value-type="float">
            <text:p>1608</text:p>
          </table:table-cell>
          <table:table-cell office:value-type="float" office:value="1593" calcext:value-type="float">
            <text:p>1593</text:p>
          </table:table-cell>
          <table:table-cell office:value-type="float" office:value="1549" calcext:value-type="float">
            <text:p>1549</text:p>
          </table:table-cell>
          <table:table-cell table:formula="of:=AVERAGE([.C60:.G60])" office:value-type="float" office:value="1580.2" calcext:value-type="float">
            <text:p>1580.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table:formula="of:=AVERAGE([.J60:.N60])" office:value-type="float" office:value="182" calcext:value-type="float">
            <text:p>1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AVERAGE([.Q60:.U60])"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618" calcext:value-type="float">
            <text:p>1618</text:p>
          </table:table-cell>
          <table:table-cell office:value-type="float" office:value="1633" calcext:value-type="float">
            <text:p>1633</text:p>
          </table:table-cell>
          <table:table-cell office:value-type="float" office:value="1591" calcext:value-type="float">
            <text:p>1591</text:p>
          </table:table-cell>
          <table:table-cell office:value-type="float" office:value="1626" calcext:value-type="float">
            <text:p>1626</text:p>
          </table:table-cell>
          <table:table-cell table:formula="of:=AVERAGE([.C61:.G61])" office:value-type="float" office:value="1617.8" calcext:value-type="float">
            <text:p>1617.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formula="of:=AVERAGE([.J61:.N61])" office:value-type="float" office:value="191" calcext:value-type="float">
            <text:p>1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AVERAGE([.Q61:.U61])"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float" office:value="1683" calcext:value-type="float">
            <text:p>1683</text:p>
          </table:table-cell>
          <table:table-cell office:value-type="float" office:value="1731" calcext:value-type="float">
            <text:p>1731</text:p>
          </table:table-cell>
          <table:table-cell office:value-type="float" office:value="1690" calcext:value-type="float">
            <text:p>1690</text:p>
          </table:table-cell>
          <table:table-cell office:value-type="float" office:value="1716" calcext:value-type="float">
            <text:p>1716</text:p>
          </table:table-cell>
          <table:table-cell table:formula="of:=AVERAGE([.C62:.G62])" office:value-type="float" office:value="1706.2" calcext:value-type="float">
            <text:p>1706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formula="of:=AVERAGE([.J62:.N62])" office:value-type="float" office:value="197.4" calcext:value-type="float">
            <text:p>197.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63" calcext:value-type="float">
            <text:p>63</text:p>
          </table:table-cell>
          <table:table-cell table:formula="of:=AVERAGE([.Q62:.U62])"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1713" calcext:value-type="float">
            <text:p>1713</text:p>
          </table:table-cell>
          <table:table-cell office:value-type="float" office:value="1718" calcext:value-type="float">
            <text:p>1718</text:p>
          </table:table-cell>
          <table:table-cell office:value-type="float" office:value="1727" calcext:value-type="float">
            <text:p>1727</text:p>
          </table:table-cell>
          <table:table-cell office:value-type="float" office:value="1714" calcext:value-type="float">
            <text:p>1714</text:p>
          </table:table-cell>
          <table:table-cell table:formula="of:=AVERAGE([.C63:.G63])" office:value-type="float" office:value="1718.2" calcext:value-type="float">
            <text:p>1718.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AVERAGE([.J63:.N63])" office:value-type="float" office:value="196.8" calcext:value-type="float">
            <text:p>196.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formula="of:=AVERAGE([.Q63:.U63])"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51" calcext:value-type="float">
            <text:p>1751</text:p>
          </table:table-cell>
          <table:table-cell office:value-type="float" office:value="1767" calcext:value-type="float">
            <text:p>1767</text:p>
          </table:table-cell>
          <table:table-cell office:value-type="float" office:value="1764" calcext:value-type="float">
            <text:p>1764</text:p>
          </table:table-cell>
          <table:table-cell office:value-type="float" office:value="1736" calcext:value-type="float">
            <text:p>1736</text:p>
          </table:table-cell>
          <table:table-cell table:formula="of:=AVERAGE([.C64:.G64])" office:value-type="float" office:value="1767" calcext:value-type="float">
            <text:p>176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table:formula="of:=AVERAGE([.J64:.N64])" office:value-type="float" office:value="204.8" calcext:value-type="float">
            <text:p>204.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AVERAGE([.Q64:.U64])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891" calcext:value-type="float">
            <text:p>1891</text:p>
          </table:table-cell>
          <table:table-cell office:value-type="float" office:value="1861" calcext:value-type="float">
            <text:p>1861</text:p>
          </table:table-cell>
          <table:table-cell office:value-type="float" office:value="1899" calcext:value-type="float">
            <text:p>1899</text:p>
          </table:table-cell>
          <table:table-cell office:value-type="float" office:value="1846" calcext:value-type="float">
            <text:p>1846</text:p>
          </table:table-cell>
          <table:table-cell table:formula="of:=AVERAGE([.C65:.G65])" office:value-type="float" office:value="1878.6" calcext:value-type="float">
            <text:p>1878.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formula="of:=AVERAGE([.J65:.N65])" office:value-type="float" office:value="204.4" calcext:value-type="float">
            <text:p>204.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AVERAGE([.Q65:.U65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float" office:value="1911" calcext:value-type="float">
            <text:p>1911</text:p>
          </table:table-cell>
          <table:table-cell office:value-type="float" office:value="1938" calcext:value-type="float">
            <text:p>1938</text:p>
          </table:table-cell>
          <table:table-cell office:value-type="float" office:value="1904" calcext:value-type="float">
            <text:p>1904</text:p>
          </table:table-cell>
          <table:table-cell office:value-type="float" office:value="1953" calcext:value-type="float">
            <text:p>1953</text:p>
          </table:table-cell>
          <table:table-cell table:formula="of:=AVERAGE([.C66:.G66])" office:value-type="float" office:value="1919.4" calcext:value-type="float">
            <text:p>1919.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table:formula="of:=AVERAGE([.J66:.N66])" office:value-type="float" office:value="207" calcext:value-type="float">
            <text:p>2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AVERAGE([.Q66:.U66])"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69" calcext:value-type="float">
            <text:p>196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office:value-type="float" office:value="1972" calcext:value-type="float">
            <text:p>1972</text:p>
          </table:table-cell>
          <table:table-cell table:formula="of:=AVERAGE([.C67:.G67])" office:value-type="float" office:value="1975.6" calcext:value-type="float">
            <text:p>1975.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formula="of:=AVERAGE([.J67:.N67])" office:value-type="float" office:value="218" calcext:value-type="float">
            <text:p>21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AVERAGE([.Q67:.U6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/>
          <table:table-cell office:value-type="float" office:value="2033" calcext:value-type="float">
            <text:p>2033</text:p>
          </table:table-cell>
          <table:table-cell office:value-type="float" office:value="2006" calcext:value-type="float">
            <text:p>2006</text:p>
          </table:table-cell>
          <table:table-cell office:value-type="float" office:value="2049" calcext:value-type="float">
            <text:p>2049</text:p>
          </table:table-cell>
          <table:table-cell office:value-type="float" office:value="1975" calcext:value-type="float">
            <text:p>1975</text:p>
          </table:table-cell>
          <table:table-cell office:value-type="float" office:value="2056" calcext:value-type="float">
            <text:p>2056</text:p>
          </table:table-cell>
          <table:table-cell table:formula="of:=AVERAGE([.C68:.G68])" office:value-type="float" office:value="2023.8" calcext:value-type="float">
            <text:p>2023.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table:formula="of:=AVERAGE([.J68:.N68])" office:value-type="float" office:value="218.8" calcext:value-type="float">
            <text:p>218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Q68:.U68])"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2082" calcext:value-type="float">
            <text:p>2082</text:p>
          </table:table-cell>
          <table:table-cell office:value-type="float" office:value="2086" calcext:value-type="float">
            <text:p>2086</text:p>
          </table:table-cell>
          <table:table-cell office:value-type="float" office:value="2046" calcext:value-type="float">
            <text:p>2046</text:p>
          </table:table-cell>
          <table:table-cell office:value-type="float" office:value="2103" calcext:value-type="float">
            <text:p>2103</text:p>
          </table:table-cell>
          <table:table-cell table:formula="of:=AVERAGE([.C69:.G69])" office:value-type="float" office:value="2080.6" calcext:value-type="float">
            <text:p>2080.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formula="of:=AVERAGE([.J69:.N69])" office:value-type="float" office:value="226.2" calcext:value-type="float">
            <text:p>226.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Q69:.U69])"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2135" calcext:value-type="float">
            <text:p>2135</text:p>
          </table:table-cell>
          <table:table-cell office:value-type="float" office:value="2180" calcext:value-type="float">
            <text:p>2180</text:p>
          </table:table-cell>
          <table:table-cell office:value-type="float" office:value="2134" calcext:value-type="float">
            <text:p>2134</text:p>
          </table:table-cell>
          <table:table-cell office:value-type="float" office:value="2091" calcext:value-type="float">
            <text:p>2091</text:p>
          </table:table-cell>
          <table:table-cell table:formula="of:=AVERAGE([.C70:.G70])" office:value-type="float" office:value="2146" calcext:value-type="float">
            <text:p>21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table:formula="of:=AVERAGE([.J70:.N70])" office:value-type="float" office:value="220" calcext:value-type="float">
            <text:p>22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AVERAGE([.Q70:.U70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263" calcext:value-type="float">
            <text:p>2263</text:p>
          </table:table-cell>
          <table:table-cell office:value-type="float" office:value="2187" calcext:value-type="float">
            <text:p>2187</text:p>
          </table:table-cell>
          <table:table-cell office:value-type="float" office:value="2175" calcext:value-type="float">
            <text:p>2175</text:p>
          </table:table-cell>
          <table:table-cell office:value-type="float" office:value="2209" calcext:value-type="float">
            <text:p>2209</text:p>
          </table:table-cell>
          <table:table-cell table:formula="of:=AVERAGE([.C71:.G71])" office:value-type="float" office:value="2232.6" calcext:value-type="float">
            <text:p>2232.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formula="of:=AVERAGE([.J71:.N71])" office:value-type="float" office:value="224.6" calcext:value-type="float">
            <text:p>224.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AVERAGE([.Q71:.U71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2269" calcext:value-type="float">
            <text:p>2269</text:p>
          </table:table-cell>
          <table:table-cell office:value-type="float" office:value="2262" calcext:value-type="float">
            <text:p>2262</text:p>
          </table:table-cell>
          <table:table-cell office:value-type="float" office:value="2254" calcext:value-type="float">
            <text:p>2254</text:p>
          </table:table-cell>
          <table:table-cell office:value-type="float" office:value="2248" calcext:value-type="float">
            <text:p>2248</text:p>
          </table:table-cell>
          <table:table-cell table:formula="of:=AVERAGE([.C72:.G72])" office:value-type="float" office:value="2261.2" calcext:value-type="float">
            <text:p>2261.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AVERAGE([.J72:.N72])" office:value-type="float" office:value="231.2" calcext:value-type="float">
            <text:p>231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AVERAGE([.Q72:.U72])"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/>
          <table:table-cell office:value-type="float" office:value="2355" calcext:value-type="float">
            <text:p>2355</text:p>
          </table:table-cell>
          <table:table-cell office:value-type="float" office:value="2297" calcext:value-type="float">
            <text:p>2297</text:p>
          </table:table-cell>
          <table:table-cell office:value-type="float" office:value="2299" calcext:value-type="float">
            <text:p>2299</text:p>
          </table:table-cell>
          <table:table-cell office:value-type="float" office:value="2354" calcext:value-type="float">
            <text:p>2354</text:p>
          </table:table-cell>
          <table:table-cell office:value-type="float" office:value="2321" calcext:value-type="float">
            <text:p>2321</text:p>
          </table:table-cell>
          <table:table-cell table:formula="of:=AVERAGE([.C73:.G73])" office:value-type="float" office:value="2325.2" calcext:value-type="float">
            <text:p>2325.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table:formula="of:=AVERAGE([.J73:.N73])" office:value-type="float" office:value="233.8" calcext:value-type="float">
            <text:p>233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AVERAGE([.Q73:.U73])"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2443" calcext:value-type="float">
            <text:p>2443</text:p>
          </table:table-cell>
          <table:table-cell office:value-type="float" office:value="2420" calcext:value-type="float">
            <text:p>2420</text:p>
          </table:table-cell>
          <table:table-cell office:value-type="float" office:value="2388" calcext:value-type="float">
            <text:p>2388</text:p>
          </table:table-cell>
          <table:table-cell office:value-type="float" office:value="2418" calcext:value-type="float">
            <text:p>2418</text:p>
          </table:table-cell>
          <table:table-cell table:formula="of:=AVERAGE([.C74:.G74])" office:value-type="float" office:value="2418.8" calcext:value-type="float">
            <text:p>2418.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63" calcext:value-type="float">
            <text:p>263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AVERAGE([.J74:.N74])" office:value-type="float" office:value="237.2" calcext:value-type="float">
            <text:p>237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AVERAGE([.Q74:.U74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/>
          <table:table-cell office:value-type="float" office:value="2487" calcext:value-type="float">
            <text:p>2487</text:p>
          </table:table-cell>
          <table:table-cell office:value-type="float" office:value="2455" calcext:value-type="float">
            <text:p>2455</text:p>
          </table:table-cell>
          <table:table-cell office:value-type="float" office:value="2438" calcext:value-type="float">
            <text:p>2438</text:p>
          </table:table-cell>
          <table:table-cell office:value-type="float" office:value="2472" calcext:value-type="float">
            <text:p>2472</text:p>
          </table:table-cell>
          <table:table-cell office:value-type="float" office:value="2453" calcext:value-type="float">
            <text:p>2453</text:p>
          </table:table-cell>
          <table:table-cell table:formula="of:=AVERAGE([.C75:.G75])" office:value-type="float" office:value="2461" calcext:value-type="float">
            <text:p>246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table:formula="of:=AVERAGE([.J75:.N75])" office:value-type="float" office:value="239" calcext:value-type="float">
            <text:p>23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AVERAGE([.Q75:.U75])"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/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537" calcext:value-type="float">
            <text:p>2537</text:p>
          </table:table-cell>
          <table:table-cell office:value-type="float" office:value="2531" calcext:value-type="float">
            <text:p>2531</text:p>
          </table:table-cell>
          <table:table-cell office:value-type="float" office:value="2597" calcext:value-type="float">
            <text:p>2597</text:p>
          </table:table-cell>
          <table:table-cell table:formula="of:=AVERAGE([.C76:.G76])" office:value-type="float" office:value="2552.4" calcext:value-type="float">
            <text:p>2552.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table:formula="of:=AVERAGE([.J76:.N76])" office:value-type="float" office:value="244.6" calcext:value-type="float">
            <text:p>244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AVERAGE([.Q76:.U76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/>
          <table:table-cell office:value-type="float" office:value="2618" calcext:value-type="float">
            <text:p>2618</text:p>
          </table:table-cell>
          <table:table-cell office:value-type="float" office:value="2598" calcext:value-type="float">
            <text:p>2598</text:p>
          </table:table-cell>
          <table:table-cell office:value-type="float" office:value="2632" calcext:value-type="float">
            <text:p>2632</text:p>
          </table:table-cell>
          <table:table-cell office:value-type="float" office:value="2627" calcext:value-type="float">
            <text:p>2627</text:p>
          </table:table-cell>
          <table:table-cell office:value-type="float" office:value="2665" calcext:value-type="float">
            <text:p>2665</text:p>
          </table:table-cell>
          <table:table-cell table:formula="of:=AVERAGE([.C77:.G77])" office:value-type="float" office:value="2628" calcext:value-type="float">
            <text:p>262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table:formula="of:=AVERAGE([.J77:.N77])" office:value-type="float" office:value="253" calcext:value-type="float">
            <text:p>2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AVERAGE([.Q77:.U77])"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/>
          <table:table-cell office:value-type="float" office:value="2683" calcext:value-type="float">
            <text:p>2683</text:p>
          </table:table-cell>
          <table:table-cell office:value-type="float" office:value="2643" calcext:value-type="float">
            <text:p>2643</text:p>
          </table:table-cell>
          <table:table-cell office:value-type="float" office:value="2743" calcext:value-type="float">
            <text:p>2743</text:p>
          </table:table-cell>
          <table:table-cell office:value-type="float" office:value="2682" calcext:value-type="float">
            <text:p>2682</text:p>
          </table:table-cell>
          <table:table-cell office:value-type="float" office:value="2717" calcext:value-type="float">
            <text:p>2717</text:p>
          </table:table-cell>
          <table:table-cell table:formula="of:=AVERAGE([.C78:.G78])" office:value-type="float" office:value="2693.6" calcext:value-type="float">
            <text:p>2693.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table:formula="of:=AVERAGE([.J78:.N78])" office:value-type="float" office:value="247.6" calcext:value-type="float">
            <text:p>247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AVERAGE([.Q78:.U78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/>
          <table:table-cell office:value-type="float" office:value="2731" calcext:value-type="float">
            <text:p>2731</text:p>
          </table:table-cell>
          <table:table-cell office:value-type="float" office:value="2682" calcext:value-type="float">
            <text:p>2682</text:p>
          </table:table-cell>
          <table:table-cell office:value-type="float" office:value="2743" calcext:value-type="float">
            <text:p>2743</text:p>
          </table:table-cell>
          <table:table-cell office:value-type="float" office:value="2778" calcext:value-type="float">
            <text:p>2778</text:p>
          </table:table-cell>
          <table:table-cell office:value-type="float" office:value="2727" calcext:value-type="float">
            <text:p>2727</text:p>
          </table:table-cell>
          <table:table-cell table:formula="of:=AVERAGE([.C79:.G79])" office:value-type="float" office:value="2732.2" calcext:value-type="float">
            <text:p>2732.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table:formula="of:=AVERAGE([.J79:.N79])" office:value-type="float" office:value="246.2" calcext:value-type="float">
            <text:p>246.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AVERAGE([.Q79:.U79])"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/>
          <table:table-cell office:value-type="float" office:value="2839" calcext:value-type="float">
            <text:p>2839</text:p>
          </table:table-cell>
          <table:table-cell office:value-type="float" office:value="2924" calcext:value-type="float">
            <text:p>2924</text:p>
          </table:table-cell>
          <table:table-cell office:value-type="float" office:value="2814" calcext:value-type="float">
            <text:p>2814</text:p>
          </table:table-cell>
          <table:table-cell office:value-type="float" office:value="2747" calcext:value-type="float">
            <text:p>2747</text:p>
          </table:table-cell>
          <table:table-cell office:value-type="float" office:value="2736" calcext:value-type="float">
            <text:p>2736</text:p>
          </table:table-cell>
          <table:table-cell table:formula="of:=AVERAGE([.C80:.G80])" office:value-type="float" office:value="2812" calcext:value-type="float">
            <text:p>28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51" calcext:value-type="float">
            <text:p>251</text:p>
          </table:table-cell>
          <table:table-cell table:formula="of:=AVERAGE([.J80:.N80])" office:value-type="float" office:value="269.4" calcext:value-type="float">
            <text:p>269.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Q80:.U80])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/>
          <table:table-cell office:value-type="float" office:value="2902" calcext:value-type="float">
            <text:p>2902</text:p>
          </table:table-cell>
          <table:table-cell office:value-type="float" office:value="3000" calcext:value-type="float">
            <text:p>3000</text:p>
          </table:table-cell>
          <table:table-cell office:value-type="float" office:value="2916" calcext:value-type="float">
            <text:p>2916</text:p>
          </table:table-cell>
          <table:table-cell office:value-type="float" office:value="2930" calcext:value-type="float">
            <text:p>2930</text:p>
          </table:table-cell>
          <table:table-cell office:value-type="float" office:value="2848" calcext:value-type="float">
            <text:p>2848</text:p>
          </table:table-cell>
          <table:table-cell table:formula="of:=AVERAGE([.C81:.G81])" office:value-type="float" office:value="2919.2" calcext:value-type="float">
            <text:p>2919.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table:formula="of:=AVERAGE([.J81:.N81])" office:value-type="float" office:value="259.4" calcext:value-type="float">
            <text:p>259.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formula="of:=AVERAGE([.Q81:.U81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/>
          <table:table-cell office:value-type="float" office:value="2952" calcext:value-type="float">
            <text:p>2952</text:p>
          </table:table-cell>
          <table:table-cell office:value-type="float" office:value="2965" calcext:value-type="float">
            <text:p>2965</text:p>
          </table:table-cell>
          <table:table-cell office:value-type="float" office:value="2937" calcext:value-type="float">
            <text:p>2937</text:p>
          </table:table-cell>
          <table:table-cell office:value-type="float" office:value="2960" calcext:value-type="float">
            <text:p>2960</text:p>
          </table:table-cell>
          <table:table-cell office:value-type="float" office:value="2908" calcext:value-type="float">
            <text:p>2908</text:p>
          </table:table-cell>
          <table:table-cell table:formula="of:=AVERAGE([.C82:.G82])" office:value-type="float" office:value="2944.4" calcext:value-type="float">
            <text:p>2944.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table:formula="of:=AVERAGE([.J82:.N82])" office:value-type="float" office:value="264.2" calcext:value-type="float">
            <text:p>264.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AVERAGE([.Q82:.U82])"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/>
          <table:table-cell office:value-type="float" office:value="3043" calcext:value-type="float">
            <text:p>3043</text:p>
          </table:table-cell>
          <table:table-cell office:value-type="float" office:value="3071" calcext:value-type="float">
            <text:p>3071</text:p>
          </table:table-cell>
          <table:table-cell office:value-type="float" office:value="3018" calcext:value-type="float">
            <text:p>3018</text:p>
          </table:table-cell>
          <table:table-cell office:value-type="float" office:value="3035" calcext:value-type="float">
            <text:p>3035</text:p>
          </table:table-cell>
          <table:table-cell office:value-type="float" office:value="3099" calcext:value-type="float">
            <text:p>3099</text:p>
          </table:table-cell>
          <table:table-cell table:formula="of:=AVERAGE([.C83:.G83])" office:value-type="float" office:value="3053.2" calcext:value-type="float">
            <text:p>3053.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table:formula="of:=AVERAGE([.J83:.N83])" office:value-type="float" office:value="263.8" calcext:value-type="float">
            <text:p>263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AVERAGE([.Q83:.U83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/>
          <table:table-cell office:value-type="float" office:value="3119" calcext:value-type="float">
            <text:p>3119</text:p>
          </table:table-cell>
          <table:table-cell office:value-type="float" office:value="3080" calcext:value-type="float">
            <text:p>3080</text:p>
          </table:table-cell>
          <table:table-cell office:value-type="float" office:value="3106" calcext:value-type="float">
            <text:p>3106</text:p>
          </table:table-cell>
          <table:table-cell office:value-type="float" office:value="3081" calcext:value-type="float">
            <text:p>3081</text:p>
          </table:table-cell>
          <table:table-cell office:value-type="float" office:value="3102" calcext:value-type="float">
            <text:p>3102</text:p>
          </table:table-cell>
          <table:table-cell table:formula="of:=AVERAGE([.C84:.G84])" office:value-type="float" office:value="3097.6" calcext:value-type="float">
            <text:p>3097.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table:formula="of:=AVERAGE([.J84:.N84])" office:value-type="float" office:value="287.2" calcext:value-type="float">
            <text:p>287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AVERAGE([.Q84:.U84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3172" calcext:value-type="float">
            <text:p>3172</text:p>
          </table:table-cell>
          <table:table-cell office:value-type="float" office:value="3145" calcext:value-type="float">
            <text:p>3145</text:p>
          </table:table-cell>
          <table:table-cell office:value-type="float" office:value="3152" calcext:value-type="float">
            <text:p>3152</text:p>
          </table:table-cell>
          <table:table-cell office:value-type="float" office:value="3114" calcext:value-type="float">
            <text:p>3114</text:p>
          </table:table-cell>
          <table:table-cell table:formula="of:=AVERAGE([.C85:.G85])" office:value-type="float" office:value="3167.6" calcext:value-type="float">
            <text:p>3167.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table:formula="of:=AVERAGE([.J85:.N85])" office:value-type="float" office:value="289.8" calcext:value-type="float">
            <text:p>289.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AVERAGE([.Q85:.U85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float" office:value="3247" calcext:value-type="float">
            <text:p>3247</text:p>
          </table:table-cell>
          <table:table-cell office:value-type="float" office:value="3347" calcext:value-type="float">
            <text:p>3347</text:p>
          </table:table-cell>
          <table:table-cell office:value-type="float" office:value="3223" calcext:value-type="float">
            <text:p>3223</text:p>
          </table:table-cell>
          <table:table-cell office:value-type="float" office:value="3279" calcext:value-type="float">
            <text:p>3279</text:p>
          </table:table-cell>
          <table:table-cell table:formula="of:=AVERAGE([.C86:.G86])" office:value-type="float" office:value="3275.4" calcext:value-type="float">
            <text:p>3275.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table:formula="of:=AVERAGE([.J86:.N86])" office:value-type="float" office:value="282.2" calcext:value-type="float">
            <text:p>282.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AVERAGE([.Q86:.U86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float" office:value="3300" calcext:value-type="float">
            <text:p>3300</text:p>
          </table:table-cell>
          <table:table-cell office:value-type="float" office:value="3335" calcext:value-type="float">
            <text:p>3335</text:p>
          </table:table-cell>
          <table:table-cell office:value-type="float" office:value="3355" calcext:value-type="float">
            <text:p>3355</text:p>
          </table:table-cell>
          <table:table-cell office:value-type="float" office:value="3286" calcext:value-type="float">
            <text:p>3286</text:p>
          </table:table-cell>
          <table:table-cell table:formula="of:=AVERAGE([.C87:.G87])" office:value-type="float" office:value="3334.4" calcext:value-type="float">
            <text:p>3334.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275" calcext:value-type="float">
            <text:p>275</text:p>
          </table:table-cell>
          <table:table-cell office:value-type="float" office:value="317" calcext:value-type="float">
            <text:p>317</text:p>
          </table:table-cell>
          <table:table-cell table:formula="of:=AVERAGE([.J87:.N87])" office:value-type="float" office:value="294" calcext:value-type="float">
            <text:p>2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VERAGE([.Q87:.U87])"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/>
          <table:table-cell office:value-type="float" office:value="3415" calcext:value-type="float">
            <text:p>3415</text:p>
          </table:table-cell>
          <table:table-cell office:value-type="float" office:value="3458" calcext:value-type="float">
            <text:p>3458</text:p>
          </table:table-cell>
          <table:table-cell office:value-type="float" office:value="3373" calcext:value-type="float">
            <text:p>3373</text:p>
          </table:table-cell>
          <table:table-cell office:value-type="float" office:value="3439" calcext:value-type="float">
            <text:p>3439</text:p>
          </table:table-cell>
          <table:table-cell office:value-type="float" office:value="3405" calcext:value-type="float">
            <text:p>3405</text:p>
          </table:table-cell>
          <table:table-cell table:formula="of:=AVERAGE([.C88:.G88])" office:value-type="float" office:value="3418" calcext:value-type="float">
            <text:p>34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table:formula="of:=AVERAGE([.J88:.N88])" office:value-type="float" office:value="291.2" calcext:value-type="float">
            <text:p>291.2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formula="of:=AVERAGE([.Q88:.U88])"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/>
          <table:table-cell office:value-type="float" office:value="3532" calcext:value-type="float">
            <text:p>3532</text:p>
          </table:table-cell>
          <table:table-cell office:value-type="float" office:value="3518" calcext:value-type="float">
            <text:p>3518</text:p>
          </table:table-cell>
          <table:table-cell office:value-type="float" office:value="3485" calcext:value-type="float">
            <text:p>3485</text:p>
          </table:table-cell>
          <table:table-cell office:value-type="float" office:value="3515" calcext:value-type="float">
            <text:p>3515</text:p>
          </table:table-cell>
          <table:table-cell office:value-type="float" office:value="3477" calcext:value-type="float">
            <text:p>3477</text:p>
          </table:table-cell>
          <table:table-cell table:formula="of:=AVERAGE([.C89:.G89])" office:value-type="float" office:value="3505.4" calcext:value-type="float">
            <text:p>3505.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table:formula="of:=AVERAGE([.J89:.N89])" office:value-type="float" office:value="285.8" calcext:value-type="float">
            <text:p>285.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formula="of:=AVERAGE([.Q89:.U89])"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float" office:value="3601" calcext:value-type="float">
            <text:p>3601</text:p>
          </table:table-cell>
          <table:table-cell office:value-type="float" office:value="3582" calcext:value-type="float">
            <text:p>3582</text:p>
          </table:table-cell>
          <table:table-cell office:value-type="float" office:value="3557" calcext:value-type="float">
            <text:p>3557</text:p>
          </table:table-cell>
          <table:table-cell office:value-type="float" office:value="3802" calcext:value-type="float">
            <text:p>3802</text:p>
          </table:table-cell>
          <table:table-cell table:formula="of:=AVERAGE([.C90:.G90])" office:value-type="float" office:value="3626.2" calcext:value-type="float">
            <text:p>3626.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table:formula="of:=AVERAGE([.J90:.N90])" office:value-type="float" office:value="291.4" calcext:value-type="float">
            <text:p>291.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AVERAGE([.Q90:.U90])"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/>
          <table:table-cell office:value-type="float" office:value="3694" calcext:value-type="float">
            <text:p>3694</text:p>
          </table:table-cell>
          <table:table-cell office:value-type="float" office:value="3668" calcext:value-type="float">
            <text:p>3668</text:p>
          </table:table-cell>
          <table:table-cell office:value-type="float" office:value="3697" calcext:value-type="float">
            <text:p>3697</text:p>
          </table:table-cell>
          <table:table-cell office:value-type="float" office:value="3584" calcext:value-type="float">
            <text:p>3584</text:p>
          </table:table-cell>
          <table:table-cell office:value-type="float" office:value="3966" calcext:value-type="float">
            <text:p>3966</text:p>
          </table:table-cell>
          <table:table-cell table:formula="of:=AVERAGE([.C91:.G91])" office:value-type="float" office:value="3721.8" calcext:value-type="float">
            <text:p>3721.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table:formula="of:=AVERAGE([.J91:.N91])" office:value-type="float" office:value="298.8" calcext:value-type="float">
            <text:p>298.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AVERAGE([.Q91:.U91])"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/>
          <table:table-cell office:value-type="float" office:value="3721" calcext:value-type="float">
            <text:p>3721</text:p>
          </table:table-cell>
          <table:table-cell office:value-type="float" office:value="3725" calcext:value-type="float">
            <text:p>3725</text:p>
          </table:table-cell>
          <table:table-cell office:value-type="float" office:value="3709" calcext:value-type="float">
            <text:p>3709</text:p>
          </table:table-cell>
          <table:table-cell office:value-type="float" office:value="3744" calcext:value-type="float">
            <text:p>3744</text:p>
          </table:table-cell>
          <table:table-cell office:value-type="float" office:value="3734" calcext:value-type="float">
            <text:p>3734</text:p>
          </table:table-cell>
          <table:table-cell table:formula="of:=AVERAGE([.C92:.G92])" office:value-type="float" office:value="3726.6" calcext:value-type="float">
            <text:p>3726.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formula="of:=AVERAGE([.J92:.N92])" office:value-type="float" office:value="293.4" calcext:value-type="float">
            <text:p>293.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formula="of:=AVERAGE([.Q92:.U92])"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/>
          <table:table-cell office:value-type="float" office:value="3913" calcext:value-type="float">
            <text:p>3913</text:p>
          </table:table-cell>
          <table:table-cell office:value-type="float" office:value="3874" calcext:value-type="float">
            <text:p>3874</text:p>
          </table:table-cell>
          <table:table-cell office:value-type="float" office:value="3827" calcext:value-type="float">
            <text:p>3827</text:p>
          </table:table-cell>
          <table:table-cell office:value-type="float" office:value="3765" calcext:value-type="float">
            <text:p>3765</text:p>
          </table:table-cell>
          <table:table-cell office:value-type="float" office:value="3783" calcext:value-type="float">
            <text:p>3783</text:p>
          </table:table-cell>
          <table:table-cell table:formula="of:=AVERAGE([.C93:.G93])" office:value-type="float" office:value="3832.4" calcext:value-type="float">
            <text:p>3832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table:formula="of:=AVERAGE([.J93:.N93])" office:value-type="float" office:value="316" calcext:value-type="float">
            <text:p>3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AVERAGE([.Q93:.U93])"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/>
          <table:table-cell office:value-type="float" office:value="3882" calcext:value-type="float">
            <text:p>3882</text:p>
          </table:table-cell>
          <table:table-cell office:value-type="float" office:value="3880" calcext:value-type="float">
            <text:p>3880</text:p>
          </table:table-cell>
          <table:table-cell office:value-type="float" office:value="3906" calcext:value-type="float">
            <text:p>3906</text:p>
          </table:table-cell>
          <table:table-cell office:value-type="float" office:value="3899" calcext:value-type="float">
            <text:p>3899</text:p>
          </table:table-cell>
          <table:table-cell office:value-type="float" office:value="3894" calcext:value-type="float">
            <text:p>3894</text:p>
          </table:table-cell>
          <table:table-cell table:formula="of:=AVERAGE([.C94:.G94])" office:value-type="float" office:value="3892.2" calcext:value-type="float">
            <text:p>3892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formula="of:=AVERAGE([.J94:.N94])" office:value-type="float" office:value="308.8" calcext:value-type="float">
            <text:p>308.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AVERAGE([.Q94:.U94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/>
          <table:table-cell office:value-type="float" office:value="3994" calcext:value-type="float">
            <text:p>3994</text:p>
          </table:table-cell>
          <table:table-cell office:value-type="float" office:value="3940" calcext:value-type="float">
            <text:p>3940</text:p>
          </table:table-cell>
          <table:table-cell office:value-type="float" office:value="4013" calcext:value-type="float">
            <text:p>4013</text:p>
          </table:table-cell>
          <table:table-cell office:value-type="float" office:value="3943" calcext:value-type="float">
            <text:p>3943</text:p>
          </table:table-cell>
          <table:table-cell office:value-type="float" office:value="3944" calcext:value-type="float">
            <text:p>3944</text:p>
          </table:table-cell>
          <table:table-cell table:formula="of:=AVERAGE([.C95:.G95])" office:value-type="float" office:value="3966.8" calcext:value-type="float">
            <text:p>3966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table:formula="of:=AVERAGE([.J95:.N95])" office:value-type="float" office:value="319.4" calcext:value-type="float">
            <text:p>319.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AVERAGE([.Q95:.U95])"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/>
          <table:table-cell office:value-type="float" office:value="4088" calcext:value-type="float">
            <text:p>4088</text:p>
          </table:table-cell>
          <table:table-cell office:value-type="float" office:value="4103" calcext:value-type="float">
            <text:p>4103</text:p>
          </table:table-cell>
          <table:table-cell office:value-type="float" office:value="4084" calcext:value-type="float">
            <text:p>4084</text:p>
          </table:table-cell>
          <table:table-cell office:value-type="float" office:value="3965" calcext:value-type="float">
            <text:p>3965</text:p>
          </table:table-cell>
          <table:table-cell office:value-type="float" office:value="4023" calcext:value-type="float">
            <text:p>4023</text:p>
          </table:table-cell>
          <table:table-cell table:formula="of:=AVERAGE([.C96:.G96])" office:value-type="float" office:value="4052.6" calcext:value-type="float">
            <text:p>4052.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formula="of:=AVERAGE([.J96:.N96])" office:value-type="float" office:value="316.4" calcext:value-type="float">
            <text:p>316.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formula="of:=AVERAGE([.Q96:.U96])"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/>
          <table:table-cell office:value-type="float" office:value="4159" calcext:value-type="float">
            <text:p>4159</text:p>
          </table:table-cell>
          <table:table-cell office:value-type="float" office:value="4135" calcext:value-type="float">
            <text:p>4135</text:p>
          </table:table-cell>
          <table:table-cell office:value-type="float" office:value="4181" calcext:value-type="float">
            <text:p>4181</text:p>
          </table:table-cell>
          <table:table-cell office:value-type="float" office:value="4076" calcext:value-type="float">
            <text:p>4076</text:p>
          </table:table-cell>
          <table:table-cell office:value-type="float" office:value="4063" calcext:value-type="float">
            <text:p>4063</text:p>
          </table:table-cell>
          <table:table-cell table:formula="of:=AVERAGE([.C97:.G97])" office:value-type="float" office:value="4122.8" calcext:value-type="float">
            <text:p>4122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formula="of:=AVERAGE([.J97:.N97])" office:value-type="float" office:value="323.6" calcext:value-type="float">
            <text:p>323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AVERAGE([.Q97:.U97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/>
          <table:table-cell office:value-type="float" office:value="4307" calcext:value-type="float">
            <text:p>4307</text:p>
          </table:table-cell>
          <table:table-cell office:value-type="float" office:value="4243" calcext:value-type="float">
            <text:p>4243</text:p>
          </table:table-cell>
          <table:table-cell office:value-type="float" office:value="4266" calcext:value-type="float">
            <text:p>4266</text:p>
          </table:table-cell>
          <table:table-cell office:value-type="float" office:value="4256" calcext:value-type="float">
            <text:p>4256</text:p>
          </table:table-cell>
          <table:table-cell office:value-type="float" office:value="4240" calcext:value-type="float">
            <text:p>4240</text:p>
          </table:table-cell>
          <table:table-cell table:formula="of:=AVERAGE([.C98:.G98])" office:value-type="float" office:value="4262.4" calcext:value-type="float">
            <text:p>4262.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formula="of:=AVERAGE([.J98:.N98])" office:value-type="float" office:value="320.8" calcext:value-type="float">
            <text:p>320.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formula="of:=AVERAGE([.Q98:.U98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/>
          <table:table-cell office:value-type="float" office:value="4376" calcext:value-type="float">
            <text:p>4376</text:p>
          </table:table-cell>
          <table:table-cell office:value-type="float" office:value="4306" calcext:value-type="float">
            <text:p>4306</text:p>
          </table:table-cell>
          <table:table-cell office:value-type="float" office:value="4355" calcext:value-type="float">
            <text:p>4355</text:p>
          </table:table-cell>
          <table:table-cell office:value-type="float" office:value="4254" calcext:value-type="float">
            <text:p>4254</text:p>
          </table:table-cell>
          <table:table-cell office:value-type="float" office:value="4261" calcext:value-type="float">
            <text:p>4261</text:p>
          </table:table-cell>
          <table:table-cell table:formula="of:=AVERAGE([.C99:.G99])" office:value-type="float" office:value="4310.4" calcext:value-type="float">
            <text:p>4310.4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31" calcext:value-type="float">
            <text:p>331</text:p>
          </table:table-cell>
          <table:table-cell table:formula="of:=AVERAGE([.J99:.N99])" office:value-type="float" office:value="330.2" calcext:value-type="float">
            <text:p>330.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Q99:.U99])"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4474" calcext:value-type="float">
            <text:p>4474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4436" calcext:value-type="float">
            <text:p>4436</text:p>
          </table:table-cell>
          <table:table-cell table:formula="of:=AVERAGE([.C100:.G100])" office:value-type="float" office:value="4440.6" calcext:value-type="float">
            <text:p>4440.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table:formula="of:=AVERAGE([.J100:.N100])" office:value-type="float" office:value="333.2" calcext:value-type="float">
            <text:p>333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formula="of:=AVERAGE([.Q100:.U100])"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4488" calcext:value-type="float">
            <text:p>4488</text:p>
          </table:table-cell>
          <table:table-cell office:value-type="float" office:value="4515" calcext:value-type="float">
            <text:p>4515</text:p>
          </table:table-cell>
          <table:table-cell office:value-type="float" office:value="4536" calcext:value-type="float">
            <text:p>4536</text:p>
          </table:table-cell>
          <table:table-cell office:value-type="float" office:value="4492" calcext:value-type="float">
            <text:p>4492</text:p>
          </table:table-cell>
          <table:table-cell office:value-type="float" office:value="4517" calcext:value-type="float">
            <text:p>4517</text:p>
          </table:table-cell>
          <table:table-cell table:formula="of:=AVERAGE([.C101:.G101])" office:value-type="float" office:value="4509.6" calcext:value-type="float">
            <text:p>4509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table:formula="of:=AVERAGE([.J101:.N101])" office:value-type="float" office:value="340.6" calcext:value-type="float">
            <text:p>340.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AVERAGE([.Q101:.U101])" office:value-type="float" office:value="106.2" calcext:value-type="float">
            <text:p>10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3:50:52.216395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4:52:27.750301154</dc:date>
    <meta:editing-duration>PT9M56S</meta:editing-duration>
    <meta:editing-cycles>3</meta:editing-cycles>
    <meta:generator>LibreOffice/6.0.7.3$Linux_X86_64 LibreOffice_project/00m0$Build-3</meta:generator>
    <meta:document-statistic meta:table-count="1" meta:cell-count="19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59cm" svg:height="13.202cm" xlink:href=".." xlink:type="simple" chart:class="chart:scatter" chart:style-name="ch1">
        <chart:title svg:x="6.051cm" svg:y="0.4cm" chart:style-name="ch2">
          <text:p>Time Taken to Lookup Threads Using Each Data-Structure</text:p>
        </chart:title>
        <chart:legend chart:legend-position="end" svg:x="18.255cm" svg:y="5.057cm" style:legend-expansion="high" chart:style-name="ch3"/>
        <chart:plot-area chart:style-name="ch4" table:cell-range-address="standard_Map.A2:standard_Map.A101 standard_Map.H2:standard_Map.H101 standard_Map.O2:standard_Map.O101 standard_Map.V2:standard_Map.V101" chart:data-source-has-labels="row" svg:x="1.488cm" svg:y="1.443cm" svg:width="16.29cm" svg:height="10.514cm">
          <chartooo:coordinate-region svg:x="2.48cm" svg:y="1.642cm" svg:width="14.741cm" svg:height="9.668cm"/>
          <chart:axis chart:dimension="x" chart:name="primary-x" chart:style-name="ch5">
            <chart:title svg:x="8.187cm" svg:y="12.221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7.472cm" chart:style-name="ch8">
              <text:p>Time (ms)</text:p>
            </chart:title>
            <chart:grid chart:style-name="ch7" chart:class="major"/>
          </chart:axis>
          <chart:series chart:style-name="ch9" chart:values-cell-range-address="standard_Map.H2:standard_Map.H101" loext:label-string="list_head" chart:class="chart:scatter">
            <chart:domain table:cell-range-address="standard_Map.A2:standard_Map.A101"/>
            <chart:regression-curve chart:style-name="ch10"/>
            <chart:data-point chart:repeated="100"/>
          </chart:series>
          <chart:series chart:style-name="ch11" chart:values-cell-range-address="standard_Map.O2:standard_Map.O101" loext:label-string="std_map" chart:class="chart:scatter">
            <chart:regression-curve chart:style-name="ch12"/>
            <chart:data-point chart:repeated="100"/>
          </chart:series>
          <chart:series chart:style-name="ch13" chart:values-cell-range-address="standard_Map.V2:standard_Map.V101" loext:label-string="std_unordered_map" chart:class="chart:scatter">
            <chart:regression-curve chart:style-name="ch14"/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_head</text:p>
              </table:table-cell>
              <table:table-cell office:value-type="string">
                <text:p>std_map</text:p>
              </table:table-cell>
              <table:table-cell office:value-type="string">
                <text:p>std_unordere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tandard_Map.A2:standard_Map.A101</svg:desc>
                </draw:g>
              </table:table-cell>
              <table:table-cell office:value-type="float" office:value="0.2">
                <text:p>0.2</text:p>
                <draw:g>
                  <svg:desc>standard_Map.H2:standard_Map.H101</svg:desc>
                </draw:g>
              </table:table-cell>
              <table:table-cell office:value-type="float" office:value="1.6">
                <text:p>1.6</text:p>
                <draw:g>
                  <svg:desc>standard_Map.O2:standard_Map.O101</svg:desc>
                </draw:g>
              </table:table-cell>
              <table:table-cell office:value-type="float" office:value="0.6">
                <text:p>0.6</text:p>
                <draw:g>
                  <svg:desc>standard_Map.V2:standard_Map.V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4">
                <text:p>2.4</text:p>
              </table:table-cell>
              <table:table-cell office:value-type="float" office:value="5.2">
                <text:p>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.4">
                <text:p>8.4</text:p>
              </table:table-cell>
              <table:table-cell office:value-type="float" office:value="11.8">
                <text:p>11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7.6">
                <text:p>17.6</text:p>
              </table:table-cell>
              <table:table-cell office:value-type="float" office:value="14.8">
                <text:p>1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3.2">
                <text:p>23.2</text:p>
              </table:table-cell>
              <table:table-cell office:value-type="float" office:value="18.8">
                <text:p>1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7.6">
                <text:p>37.6</text:p>
              </table:table-cell>
              <table:table-cell office:value-type="float" office:value="26.4">
                <text:p>26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6.2">
                <text:p>46.2</text:p>
              </table:table-cell>
              <table:table-cell office:value-type="float" office:value="27.2">
                <text:p>27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55.2">
                <text:p>55.2</text:p>
              </table:table-cell>
              <table:table-cell office:value-type="float" office:value="29">
                <text:p>2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67.6">
                <text:p>67.6</text:p>
              </table:table-cell>
              <table:table-cell office:value-type="float" office:value="34.2">
                <text:p>34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75.4">
                <text:p>75.4</text:p>
              </table:table-cell>
              <table:table-cell office:value-type="float" office:value="34.8">
                <text:p>34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88.4">
                <text:p>88.4</text:p>
              </table:table-cell>
              <table:table-cell office:value-type="float" office:value="37.8">
                <text:p>37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07.6">
                <text:p>107.6</text:p>
              </table:table-cell>
              <table:table-cell office:value-type="float" office:value="40.8">
                <text:p>40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22.4">
                <text:p>122.4</text:p>
              </table:table-cell>
              <table:table-cell office:value-type="float" office:value="44.2">
                <text:p>44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33.4">
                <text:p>133.4</text:p>
              </table:table-cell>
              <table:table-cell office:value-type="float" office:value="53.4">
                <text:p>53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45.6">
                <text:p>145.6</text:p>
              </table:table-cell>
              <table:table-cell office:value-type="float" office:value="51.6">
                <text:p>51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62.4">
                <text:p>162.4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82.6">
                <text:p>182.6</text:p>
              </table:table-cell>
              <table:table-cell office:value-type="float" office:value="57.8">
                <text:p>57.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201.4">
                <text:p>201.4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219">
                <text:p>219</text:p>
              </table:table-cell>
              <table:table-cell office:value-type="float" office:value="66.4">
                <text:p>66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246.4">
                <text:p>246.4</text:p>
              </table:table-cell>
              <table:table-cell office:value-type="float" office:value="67.4">
                <text:p>67.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262">
                <text:p>262</text:p>
              </table:table-cell>
              <table:table-cell office:value-type="float" office:value="68.4">
                <text:p>68.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277.2">
                <text:p>277.2</text:p>
              </table:table-cell>
              <table:table-cell office:value-type="float" office:value="72.6">
                <text:p>72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09.6">
                <text:p>309.6</text:p>
              </table:table-cell>
              <table:table-cell office:value-type="float" office:value="79.4">
                <text:p>79.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333.2">
                <text:p>333.2</text:p>
              </table:table-cell>
              <table:table-cell office:value-type="float" office:value="81">
                <text:p>8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57.2">
                <text:p>357.2</text:p>
              </table:table-cell>
              <table:table-cell office:value-type="float" office:value="81.8">
                <text:p>81.8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381">
                <text:p>381</text:p>
              </table:table-cell>
              <table:table-cell office:value-type="float" office:value="82.6">
                <text:p>82.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04.4">
                <text:p>404.4</text:p>
              </table:table-cell>
              <table:table-cell office:value-type="float" office:value="89.4">
                <text:p>89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41.4">
                <text:p>441.4</text:p>
              </table:table-cell>
              <table:table-cell office:value-type="float" office:value="91.8">
                <text:p>91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69.6">
                <text:p>469.6</text:p>
              </table:table-cell>
              <table:table-cell office:value-type="float" office:value="95.4">
                <text:p>95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92.4">
                <text:p>492.4</text:p>
              </table:table-cell>
              <table:table-cell office:value-type="float" office:value="98.8">
                <text:p>98.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528">
                <text:p>528</text:p>
              </table:table-cell>
              <table:table-cell office:value-type="float" office:value="99.6">
                <text:p>99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551.6">
                <text:p>551.6</text:p>
              </table:table-cell>
              <table:table-cell office:value-type="float" office:value="108">
                <text:p>10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582.4">
                <text:p>582.4</text:p>
              </table:table-cell>
              <table:table-cell office:value-type="float" office:value="106.2">
                <text:p>106.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621.4">
                <text:p>621.4</text:p>
              </table:table-cell>
              <table:table-cell office:value-type="float" office:value="113.4">
                <text:p>113.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654.6">
                <text:p>654.6</text:p>
              </table:table-cell>
              <table:table-cell office:value-type="float" office:value="123.6">
                <text:p>123.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691">
                <text:p>691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720">
                <text:p>720</text:p>
              </table:table-cell>
              <table:table-cell office:value-type="float" office:value="121">
                <text:p>12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773.6">
                <text:p>773.6</text:p>
              </table:table-cell>
              <table:table-cell office:value-type="float" office:value="128.6">
                <text:p>128.6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804.8">
                <text:p>804.8</text:p>
              </table:table-cell>
              <table:table-cell office:value-type="float" office:value="133.2">
                <text:p>133.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835.4">
                <text:p>835.4</text:p>
              </table:table-cell>
              <table:table-cell office:value-type="float" office:value="134.8">
                <text:p>134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877.4">
                <text:p>877.4</text:p>
              </table:table-cell>
              <table:table-cell office:value-type="float" office:value="142.8">
                <text:p>142.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932.8">
                <text:p>932.8</text:p>
              </table:table-cell>
              <table:table-cell office:value-type="float" office:value="141.4">
                <text:p>141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966.8">
                <text:p>966.8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992.4">
                <text:p>992.4</text:p>
              </table:table-cell>
              <table:table-cell office:value-type="float" office:value="150.2">
                <text:p>150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1047.4">
                <text:p>1047.4</text:p>
              </table:table-cell>
              <table:table-cell office:value-type="float" office:value="153.8">
                <text:p>153.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1097.8">
                <text:p>1097.8</text:p>
              </table:table-cell>
              <table:table-cell office:value-type="float" office:value="155.6">
                <text:p>155.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137">
                <text:p>1137</text:p>
              </table:table-cell>
              <table:table-cell office:value-type="float" office:value="159.4">
                <text:p>159.4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1185.2">
                <text:p>1185.2</text:p>
              </table:table-cell>
              <table:table-cell office:value-type="float" office:value="158.8">
                <text:p>158.8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1215.4">
                <text:p>1215.4</text:p>
              </table:table-cell>
              <table:table-cell office:value-type="float" office:value="161">
                <text:p>161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1273.4">
                <text:p>1273.4</text:p>
              </table:table-cell>
              <table:table-cell office:value-type="float" office:value="169">
                <text:p>169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1317.8">
                <text:p>1317.8</text:p>
              </table:table-cell>
              <table:table-cell office:value-type="float" office:value="171">
                <text:p>17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1373.6">
                <text:p>1373.6</text:p>
              </table:table-cell>
              <table:table-cell office:value-type="float" office:value="179">
                <text:p>179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1418.4">
                <text:p>1418.4</text:p>
              </table:table-cell>
              <table:table-cell office:value-type="float" office:value="178">
                <text:p>17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1486.2">
                <text:p>1486.2</text:p>
              </table:table-cell>
              <table:table-cell office:value-type="float" office:value="177.2">
                <text:p>177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1508.4">
                <text:p>1508.4</text:p>
              </table:table-cell>
              <table:table-cell office:value-type="float" office:value="179.4">
                <text:p>179.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1580.2">
                <text:p>1580.2</text:p>
              </table:table-cell>
              <table:table-cell office:value-type="float" office:value="182">
                <text:p>18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1617.8">
                <text:p>1617.8</text:p>
              </table:table-cell>
              <table:table-cell office:value-type="float" office:value="191">
                <text:p>19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1706.2">
                <text:p>1706.2</text:p>
              </table:table-cell>
              <table:table-cell office:value-type="float" office:value="197.4">
                <text:p>197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1718.2">
                <text:p>1718.2</text:p>
              </table:table-cell>
              <table:table-cell office:value-type="float" office:value="196.8">
                <text:p>196.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1767">
                <text:p>1767</text:p>
              </table:table-cell>
              <table:table-cell office:value-type="float" office:value="204.8">
                <text:p>204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1878.6">
                <text:p>1878.6</text:p>
              </table:table-cell>
              <table:table-cell office:value-type="float" office:value="204.4">
                <text:p>20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1919.4">
                <text:p>1919.4</text:p>
              </table:table-cell>
              <table:table-cell office:value-type="float" office:value="207">
                <text:p>207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1975.6">
                <text:p>1975.6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2023.8">
                <text:p>2023.8</text:p>
              </table:table-cell>
              <table:table-cell office:value-type="float" office:value="218.8">
                <text:p>218.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080.6">
                <text:p>2080.6</text:p>
              </table:table-cell>
              <table:table-cell office:value-type="float" office:value="226.2">
                <text:p>226.2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2146">
                <text:p>2146</text:p>
              </table:table-cell>
              <table:table-cell office:value-type="float" office:value="220">
                <text:p>22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2232.6">
                <text:p>2232.6</text:p>
              </table:table-cell>
              <table:table-cell office:value-type="float" office:value="224.6">
                <text:p>224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2261.2">
                <text:p>2261.2</text:p>
              </table:table-cell>
              <table:table-cell office:value-type="float" office:value="231.2">
                <text:p>231.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325.2">
                <text:p>2325.2</text:p>
              </table:table-cell>
              <table:table-cell office:value-type="float" office:value="233.8">
                <text:p>233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418.8">
                <text:p>2418.8</text:p>
              </table:table-cell>
              <table:table-cell office:value-type="float" office:value="237.2">
                <text:p>237.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2461">
                <text:p>2461</text:p>
              </table:table-cell>
              <table:table-cell office:value-type="float" office:value="239">
                <text:p>239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2552.4">
                <text:p>2552.4</text:p>
              </table:table-cell>
              <table:table-cell office:value-type="float" office:value="244.6">
                <text:p>244.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2628">
                <text:p>2628</text:p>
              </table:table-cell>
              <table:table-cell office:value-type="float" office:value="253">
                <text:p>25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2693.6">
                <text:p>2693.6</text:p>
              </table:table-cell>
              <table:table-cell office:value-type="float" office:value="247.6">
                <text:p>247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2732.2">
                <text:p>2732.2</text:p>
              </table:table-cell>
              <table:table-cell office:value-type="float" office:value="246.2">
                <text:p>246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812">
                <text:p>2812</text:p>
              </table:table-cell>
              <table:table-cell office:value-type="float" office:value="269.4">
                <text:p>269.4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919.2">
                <text:p>2919.2</text:p>
              </table:table-cell>
              <table:table-cell office:value-type="float" office:value="259.4">
                <text:p>259.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2944.4">
                <text:p>2944.4</text:p>
              </table:table-cell>
              <table:table-cell office:value-type="float" office:value="264.2">
                <text:p>264.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053.2">
                <text:p>3053.2</text:p>
              </table:table-cell>
              <table:table-cell office:value-type="float" office:value="263.8">
                <text:p>263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097.6">
                <text:p>3097.6</text:p>
              </table:table-cell>
              <table:table-cell office:value-type="float" office:value="287.2">
                <text:p>287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167.6">
                <text:p>3167.6</text:p>
              </table:table-cell>
              <table:table-cell office:value-type="float" office:value="289.8">
                <text:p>289.8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275.4">
                <text:p>3275.4</text:p>
              </table:table-cell>
              <table:table-cell office:value-type="float" office:value="282.2">
                <text:p>282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334.4">
                <text:p>3334.4</text:p>
              </table:table-cell>
              <table:table-cell office:value-type="float" office:value="294">
                <text:p>29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418">
                <text:p>3418</text:p>
              </table:table-cell>
              <table:table-cell office:value-type="float" office:value="291.2">
                <text:p>291.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505.4">
                <text:p>3505.4</text:p>
              </table:table-cell>
              <table:table-cell office:value-type="float" office:value="285.8">
                <text:p>285.8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3626.2">
                <text:p>3626.2</text:p>
              </table:table-cell>
              <table:table-cell office:value-type="float" office:value="291.4">
                <text:p>291.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3721.8">
                <text:p>3721.8</text:p>
              </table:table-cell>
              <table:table-cell office:value-type="float" office:value="298.8">
                <text:p>298.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3726.6">
                <text:p>3726.6</text:p>
              </table:table-cell>
              <table:table-cell office:value-type="float" office:value="293.4">
                <text:p>293.4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3832.4">
                <text:p>3832.4</text:p>
              </table:table-cell>
              <table:table-cell office:value-type="float" office:value="316">
                <text:p>31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3892.2">
                <text:p>3892.2</text:p>
              </table:table-cell>
              <table:table-cell office:value-type="float" office:value="308.8">
                <text:p>308.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966.8">
                <text:p>3966.8</text:p>
              </table:table-cell>
              <table:table-cell office:value-type="float" office:value="319.4">
                <text:p>319.4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052.6">
                <text:p>4052.6</text:p>
              </table:table-cell>
              <table:table-cell office:value-type="float" office:value="316.4">
                <text:p>316.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122.8">
                <text:p>4122.8</text:p>
              </table:table-cell>
              <table:table-cell office:value-type="float" office:value="323.6">
                <text:p>323.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262.4">
                <text:p>4262.4</text:p>
              </table:table-cell>
              <table:table-cell office:value-type="float" office:value="320.8">
                <text:p>32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310.4">
                <text:p>4310.4</text:p>
              </table:table-cell>
              <table:table-cell office:value-type="float" office:value="330.2">
                <text:p>330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40.6">
                <text:p>4440.6</text:p>
              </table:table-cell>
              <table:table-cell office:value-type="float" office:value="333.2">
                <text:p>333.2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09.6">
                <text:p>4509.6</text:p>
              </table:table-cell>
              <table:table-cell office:value-type="float" office:value="340.6">
                <text:p>340.6</text:p>
              </table:table-cell>
              <table:table-cell office:value-type="float" office:value="106.2">
                <text:p>10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